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e39" officeooo:paragraph-rsid="00033e39"/>
    </style:style>
    <style:style style:name="P2" style:family="paragraph" style:parent-style-name="Standard">
      <style:text-properties officeooo:rsid="0006f4bf" officeooo:paragraph-rsid="0006f4bf"/>
    </style:style>
    <style:style style:name="P3" style:family="paragraph" style:parent-style-name="Standard">
      <style:text-properties officeooo:rsid="000cdf26" officeooo:paragraph-rsid="000cdf26"/>
    </style:style>
    <style:style style:name="P4" style:family="paragraph" style:parent-style-name="Standard">
      <style:text-properties officeooo:rsid="00114c18" officeooo:paragraph-rsid="0011974d"/>
    </style:style>
    <style:style style:name="P5" style:family="paragraph" style:parent-style-name="Standard">
      <style:text-properties officeooo:rsid="00148984" officeooo:paragraph-rsid="00148984"/>
    </style:style>
    <style:style style:name="P6" style:family="paragraph" style:parent-style-name="Standard">
      <style:text-properties officeooo:rsid="00148984" officeooo:paragraph-rsid="002688a6"/>
    </style:style>
    <style:style style:name="P7" style:family="paragraph" style:parent-style-name="Standard">
      <style:text-properties officeooo:rsid="00148984" officeooo:paragraph-rsid="003adde8"/>
    </style:style>
    <style:style style:name="P8" style:family="paragraph" style:parent-style-name="Standard">
      <style:text-properties officeooo:rsid="00148984" officeooo:paragraph-rsid="003ce38b"/>
    </style:style>
    <style:style style:name="P9" style:family="paragraph" style:parent-style-name="Standard">
      <style:text-properties officeooo:rsid="00148984" officeooo:paragraph-rsid="004059bb"/>
    </style:style>
    <style:style style:name="P10" style:family="paragraph" style:parent-style-name="Standard">
      <style:text-properties officeooo:rsid="00280ef2" officeooo:paragraph-rsid="00280ef2"/>
    </style:style>
    <style:style style:name="P11" style:family="paragraph" style:parent-style-name="Standard">
      <style:text-properties style:text-underline-style="none" fo:font-weight="normal" officeooo:rsid="002d90c6" officeooo:paragraph-rsid="002d90c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48efd8" officeooo:paragraph-rsid="0048efd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555b08" officeooo:paragraph-rsid="00555b08" style:font-weight-asian="normal" style:font-weight-complex="normal"/>
    </style:style>
    <style:style style:name="P14" style:family="paragraph" style:parent-style-name="Standard">
      <style:text-properties officeooo:rsid="0006f4bf" officeooo:paragraph-rsid="0046838c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6f4bf" officeooo:paragraph-rsid="0046838c" style:font-weight-asian="bold" style:font-weight-complex="bold"/>
    </style:style>
    <style:style style:name="T1" style:family="text">
      <style:text-properties officeooo:rsid="00043bcb"/>
    </style:style>
    <style:style style:name="T2" style:family="text">
      <style:text-properties officeooo:rsid="0008aa4e"/>
    </style:style>
    <style:style style:name="T3" style:family="text">
      <style:text-properties officeooo:rsid="0009a30a"/>
    </style:style>
    <style:style style:name="T4" style:family="text">
      <style:text-properties officeooo:rsid="000b26a8"/>
    </style:style>
    <style:style style:name="T5" style:family="text">
      <style:text-properties officeooo:rsid="000df07a"/>
    </style:style>
    <style:style style:name="T6" style:family="text">
      <style:text-properties officeooo:rsid="0011974d"/>
    </style:style>
    <style:style style:name="T7" style:family="text">
      <style:text-properties officeooo:rsid="0015c734"/>
    </style:style>
    <style:style style:name="T8" style:family="text">
      <style:text-properties style:text-underline-style="solid" style:text-underline-width="auto" style:text-underline-color="font-color" fo:font-weight="bold" officeooo:rsid="00197261" style:font-weight-asian="bold" style:font-weight-complex="bold"/>
    </style:style>
    <style:style style:name="T9" style:family="text">
      <style:text-properties style:text-underline-style="none" fo:font-weight="bold" officeooo:rsid="00197261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ea12a" style:font-weight-asian="normal" style:font-weight-complex="normal"/>
    </style:style>
    <style:style style:name="T12" style:family="text">
      <style:text-properties style:text-underline-style="none" fo:font-weight="normal" officeooo:rsid="0021f87c" style:font-weight-asian="normal" style:font-weight-complex="normal"/>
    </style:style>
    <style:style style:name="T13" style:family="text">
      <style:text-properties style:text-underline-style="none" fo:font-weight="normal" officeooo:rsid="0022b5ed" style:font-weight-asian="normal" style:font-weight-complex="normal"/>
    </style:style>
    <style:style style:name="T14" style:family="text">
      <style:text-properties style:text-underline-style="none" fo:font-weight="normal" officeooo:rsid="0023fe4a" style:font-weight-asian="normal" style:font-weight-complex="normal"/>
    </style:style>
    <style:style style:name="T15" style:family="text">
      <style:text-properties style:text-underline-style="none" fo:font-weight="normal" officeooo:rsid="0024993e" style:font-weight-asian="normal" style:font-weight-complex="normal"/>
    </style:style>
    <style:style style:name="T16" style:family="text">
      <style:text-properties style:text-underline-style="none" fo:font-weight="normal" officeooo:rsid="0025c46a" style:font-weight-asian="normal" style:font-weight-complex="normal"/>
    </style:style>
    <style:style style:name="T17" style:family="text">
      <style:text-properties style:text-underline-style="none" fo:font-weight="normal" officeooo:rsid="002865e4" style:font-weight-asian="normal" style:font-weight-complex="normal"/>
    </style:style>
    <style:style style:name="T18" style:family="text">
      <style:text-properties style:text-underline-style="none" fo:font-weight="normal" officeooo:rsid="002d90c6" style:font-weight-asian="normal" style:font-weight-complex="normal"/>
    </style:style>
    <style:style style:name="T19" style:family="text">
      <style:text-properties style:text-underline-style="none" fo:font-weight="normal" officeooo:rsid="0030d69c" style:font-weight-asian="normal" style:font-weight-complex="normal"/>
    </style:style>
    <style:style style:name="T20" style:family="text">
      <style:text-properties style:text-underline-style="none" fo:font-weight="normal" officeooo:rsid="0031363b" style:font-weight-asian="normal" style:font-weight-complex="normal"/>
    </style:style>
    <style:style style:name="T21" style:family="text">
      <style:text-properties style:text-underline-style="none" fo:font-weight="normal" officeooo:rsid="0034275e" style:font-weight-asian="normal" style:font-weight-complex="normal"/>
    </style:style>
    <style:style style:name="T22" style:family="text">
      <style:text-properties style:text-underline-style="none" fo:font-weight="normal" officeooo:rsid="001885c9" style:font-weight-asian="normal" style:font-weight-complex="normal"/>
    </style:style>
    <style:style style:name="T23" style:family="text">
      <style:text-properties style:text-underline-style="none" fo:font-weight="normal" officeooo:rsid="0037028f" style:font-weight-asian="normal" style:font-weight-complex="normal"/>
    </style:style>
    <style:style style:name="T24" style:family="text">
      <style:text-properties style:text-underline-style="none" fo:font-weight="normal" officeooo:rsid="003adde8" style:font-weight-asian="normal" style:font-weight-complex="normal"/>
    </style:style>
    <style:style style:name="T25" style:family="text">
      <style:text-properties style:text-underline-style="none" fo:font-weight="normal" officeooo:rsid="003b9578" style:font-weight-asian="normal" style:font-weight-complex="normal"/>
    </style:style>
    <style:style style:name="T26" style:family="text">
      <style:text-properties style:text-underline-style="none" fo:font-weight="normal" officeooo:rsid="003d2678" style:font-weight-asian="normal" style:font-weight-complex="normal"/>
    </style:style>
    <style:style style:name="T27" style:family="text">
      <style:text-properties style:text-underline-style="none" fo:font-weight="normal" officeooo:rsid="003e7084" style:font-weight-asian="normal" style:font-weight-complex="normal"/>
    </style:style>
    <style:style style:name="T28" style:family="text">
      <style:text-properties style:text-underline-style="none" fo:font-weight="normal" officeooo:rsid="004059bb" style:font-weight-asian="normal" style:font-weight-complex="normal"/>
    </style:style>
    <style:style style:name="T29" style:family="text">
      <style:text-properties style:text-underline-style="none" fo:font-weight="normal" officeooo:rsid="00442fa7" style:font-weight-asian="normal" style:font-weight-complex="normal"/>
    </style:style>
    <style:style style:name="T30" style:family="text">
      <style:text-properties style:text-underline-style="none" fo:font-weight="normal" officeooo:rsid="00457fda" style:font-weight-asian="normal" style:font-weight-complex="normal"/>
    </style:style>
    <style:style style:name="T31" style:family="text">
      <style:text-properties officeooo:rsid="004c1e62"/>
    </style:style>
    <style:style style:name="T32" style:family="text">
      <style:text-properties officeooo:rsid="004fb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ns mon projet, il y a 5 étapes <text:span text:style-name="T1">ou 5 che do choi. </text:span></text:p>
      <text:p text:style-name="P14"><text:span text:style-name="T4">+Premier étape :</text:span> deux personnes se jouent.</text:p>
      <text:p text:style-name="P2"><text:span text:style-name="T4">+</text:span>D<text:span text:style-name="T3">eux étape : </text:span>personne joue avec 'IA' <text:span text:style-name="T2">qui est « random. »</text:span></text:p>
      <text:p text:style-name="P3">+<text:span text:style-name="T5">Trois étape : personne joue avec NormalAI.</text:span></text:p>
      <text:p text:style-name="P4">+ <text:span text:style-name="T6">Quatrième étape : <text:s/>personne joue avec minimax AI.</text:span></text:p>
      <text:p text:style-name="P5">+ <text:span text:style-name="T7">Cinquième étape : AI avec AI</text:span></text:p>
      <text:p text:style-name="P8"><text:tab/><text:span text:style-name="T8">Le but</text:span><text:span text:style-name="T9"> </text:span><text:span text:style-name="T12">comparer </text:span><text:span text:style-name="T13">entre les AI, </text:span><text:span text:style-name="T21">par exemple : </text:span></text:p>
      <text:p text:style-name="P8"><text:span text:style-name="T21"><text:tab/><text:tab/></text:span><text:span text:style-name="T22">NormalAI </text:span><text:span text:style-name="T30">vs</text:span><text:span text:style-name="T22"> MinimaxAI </text:span><text:span text:style-name="T23">ou </text:span><text:span text:style-name="T22">MinimaxAI </text:span><text:span text:style-name="T29">vs</text:span><text:span text:style-name="T22"> MinimaxAI</text:span><text:span text:style-name="T16">.</text:span></text:p>
      <text:p text:style-name="P7"><text:span text:style-name="T16"><text:tab/></text:span><text:span text:style-name="T13">et </text:span><text:span text:style-name="T14">entre </text:span><text:span text:style-name="T15">les fonctions </text:span><text:span text:style-name="T16">évaluations. </text:span><text:span text:style-name="T25">Par example :</text:span></text:p>
      <text:p text:style-name="P9"><text:span text:style-name="T25"><text:tab/><text:tab/>MinimaxAI(</text:span><text:span text:style-name="T26">en utilisant la fonction évaluation idm2 ; </text:span><text:span text:style-name="T28">depth=4</text:span><text:span text:style-name="T25">) </text:span></text:p>
      <text:p text:style-name="P9"><text:span text:style-name="T25"><text:tab/><text:tab/>vs MinimaxAI(</text:span><text:span text:style-name="T27">en utilisant la fonction </text:span><text:span text:style-name="T26">évaluation</text:span><text:span text:style-name="T27"> idm4 ; </text:span><text:span text:style-name="T28">depth=4</text:span><text:span text:style-name="T25">)</text:span></text:p>
      <text:p text:style-name="P6"><text:span text:style-name="T11"><text:s/><text:tab/></text:span><text:span text:style-name="T24">P</text:span><text:span text:style-name="T19">our tester </text:span><text:span text:style-name="T20">rapidemment </text:span><text:span text:style-name="T19">les erreurs.</text:span></text:p>
      <text:p text:style-name="P10"><text:span text:style-name="T11">P</text:span><text:span text:style-name="T10">our </text:span><text:span text:style-name="T17">compiler le programme, on </text:span><text:span text:style-name="T18">tape la commande :</text:span></text:p>
      <text:p text:style-name="P11">@&gt; : python3 game.py</text:p>
      <text:p text:style-name="P11"/>
      <text:p text:style-name="P15"><text:span text:style-name="T4">Premier étape</text:span></text:p>
      <text:p text:style-name="P15"/>
      <text:p text:style-name="P12">La fonction <text:span text:style-name="T32">Nomal_game, Tao ra mang hai chieu </text:span></text:p>
      <text:p text:style-name="P12"/>
      <text:p text:style-name="P13">+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ypt0 </meta:initial-creator>
    <meta:creation-date>2020-04-25T12:01:23.008482721</meta:creation-date>
    <meta:generator>LibreOffice/4.3.3.2$Linux_X86_64 LibreOffice_project/430m0$Build-2</meta:generator>
    <dc:date>2020-04-29T12:55:11.116458507</dc:date>
    <dc:creator>Crypt0 </dc:creator>
    <meta:editing-duration>PT2H11M37S</meta:editing-duration>
    <meta:editing-cycles>74</meta:editing-cycles>
    <meta:document-statistic meta:table-count="0" meta:image-count="0" meta:object-count="0" meta:page-count="1" meta:paragraph-count="17" meta:word-count="125" meta:character-count="717" meta:non-whitespace-character-count="593"/>
  </office:meta>
</office:document-meta>
</file>